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5.00pt" fo:font-weight="bold" fo:font-family="'Liberation Serif'" style:font-family-asian="'Liberation Serif'" style:font-family-complex="'Liberation Serif'" fo:background-color="transparent" fo:color="#292f32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0.00pt" fo:font-weight="bold" fo:font-family="Monospace" style:font-family-asian="Monospace" style:font-family-complex="Monospace" fo:background-color="transparent" fo:color="#800000"/>
    </style:style>
    <style:style style:name="T11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12" style:family="text">
      <style:text-properties fo:font-size="10.00pt" fo:font-weight="bold" fo:font-family="Monospace" style:font-family-asian="Monospace" style:font-family-complex="Monospace" fo:background-color="transparent" fo:color="#800000"/>
    </style:style>
    <style:style style:name="T13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14" style:family="text">
      <style:text-properties fo:font-size="10.00pt" fo:font-weight="normal" fo:font-family="Monospace" style:font-family-asian="Monospace" style:font-family-complex="Monospace" fo:background-color="transparent" fo:color="#000000"/>
    </style:style>
    <style:style style:name="T15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16" style:family="text">
      <style:text-properties fo:font-size="10.00pt" fo:font-weight="normal" fo:font-family="Monospace" style:font-family-asian="Monospace" style:font-family-complex="Monospace" fo:background-color="transparent" fo:color="#000000"/>
    </style:style>
    <style:style style:name="T17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18" style:family="text">
      <style:text-properties fo:font-size="10.00pt" fo:font-weight="bold" fo:font-family="Monospace" style:font-family-asian="Monospace" style:font-family-complex="Monospace" fo:background-color="transparent" fo:color="#000080"/>
    </style:style>
    <style:style style:name="T19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20" style:family="text">
      <style:text-properties fo:font-size="10.00pt" fo:font-weight="bold" fo:font-family="Monospace" style:font-family-asian="Monospace" style:font-family-complex="Monospace" fo:background-color="transparent" fo:color="#800000"/>
    </style:style>
    <style:style style:name="T21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22" style:family="text">
      <style:text-properties fo:font-size="10.00pt" fo:font-weight="bold" fo:font-family="Monospace" style:font-family-asian="Monospace" style:font-family-complex="Monospace" fo:background-color="transparent" fo:color="#800000"/>
    </style:style>
    <style:style style:name="T23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24" style:family="text">
      <style:text-properties fo:font-size="10.00pt" fo:font-weight="bold" fo:font-family="Monospace" style:font-family-asian="Monospace" style:font-family-complex="Monospace" fo:background-color="transparent" fo:color="#800000"/>
    </style:style>
    <style:style style:name="T25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26" style:family="text">
      <style:text-properties fo:font-size="10.00pt" fo:font-weight="normal" fo:font-family="Monospace" style:font-family-asian="Monospace" style:font-family-complex="Monospace" fo:background-color="transparent" fo:color="#000000"/>
    </style:style>
    <style:style style:name="T27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28" style:family="text">
      <style:text-properties fo:font-size="10.00pt" fo:font-weight="bold" fo:font-family="Monospace" style:font-family-asian="Monospace" style:font-family-complex="Monospace" fo:background-color="transparent" fo:color="#000080"/>
    </style:style>
    <style:style style:name="T29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30" style:family="text">
      <style:text-properties fo:font-size="10.00pt" fo:font-weight="normal" fo:font-family="Monospace" style:font-family-asian="Monospace" style:font-family-complex="Monospace" fo:background-color="transparent" fo:color="#000000"/>
    </style:style>
    <style:style style:name="T31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32" style:family="text">
      <style:text-properties fo:font-size="10.00pt" fo:font-weight="bold" fo:font-family="Monospace" style:font-family-asian="Monospace" style:font-family-complex="Monospace" fo:background-color="transparent" fo:color="#000080"/>
    </style:style>
    <style:style style:name="T33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34" style:family="text">
      <style:text-properties fo:font-size="10.00pt" fo:font-weight="normal" fo:font-family="Monospace" style:font-family-asian="Monospace" style:font-family-complex="Monospace" fo:background-color="transparent" fo:color="#000000"/>
    </style:style>
    <style:style style:name="T35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36" style:family="text">
      <style:text-properties fo:font-size="10.00pt" fo:font-weight="bold" fo:font-family="Monospace" style:font-family-asian="Monospace" style:font-family-complex="Monospace" fo:background-color="transparent" fo:color="#000080"/>
    </style:style>
    <style:style style:name="T37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38" style:family="text">
      <style:text-properties fo:font-size="10.00pt" fo:font-weight="bold" fo:font-family="Monospace" style:font-family-asian="Monospace" style:font-family-complex="Monospace" fo:background-color="transparent" fo:color="#800000"/>
    </style:style>
    <style:style style:name="T39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40" style:family="text">
      <style:text-properties fo:font-size="10.00pt" fo:font-weight="normal" fo:font-family="Monospace" style:font-family-asian="Monospace" style:font-family-complex="Monospace" fo:background-color="transparent" fo:color="#000000"/>
    </style:style>
    <style:style style:name="T41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42" style:family="text">
      <style:text-properties fo:font-size="10.00pt" fo:font-weight="bold" fo:font-family="Monospace" style:font-family-asian="Monospace" style:font-family-complex="Monospace" fo:background-color="transparent" fo:color="#800000"/>
    </style:style>
    <style:style style:name="T43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44" style:family="text">
      <style:text-properties fo:font-size="10.00pt" fo:font-weight="bold" fo:font-family="Monospace" style:font-family-asian="Monospace" style:font-family-complex="Monospace" fo:background-color="transparent" fo:color="#800000"/>
    </style:style>
    <style:style style:name="T45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46" style:family="text">
      <style:text-properties fo:font-size="10.00pt" fo:font-weight="normal" fo:font-family="Monospace" style:font-family-asian="Monospace" style:font-family-complex="Monospace" fo:background-color="transparent" fo:color="#000000"/>
    </style:style>
    <style:style style:name="T47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48" style:family="text">
      <style:text-properties fo:font-size="10.00pt" fo:font-weight="bold" fo:font-family="Monospace" style:font-family-asian="Monospace" style:font-family-complex="Monospace" fo:background-color="transparent" fo:color="#800000"/>
    </style:style>
    <style:style style:name="T49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50" style:family="text">
      <style:text-properties fo:font-size="10.00pt" fo:font-weight="bold" fo:font-family="Monospace" style:font-family-asian="Monospace" style:font-family-complex="Monospace" fo:background-color="transparent" fo:color="#800000"/>
    </style:style>
    <style:style style:name="T51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52" style:family="text">
      <style:text-properties fo:font-size="10.00pt" fo:font-weight="normal" fo:font-family="Monospace" style:font-family-asian="Monospace" style:font-family-complex="Monospace" fo:background-color="transparent" fo:color="#000000"/>
    </style:style>
    <style:style style:name="T53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54" style:family="text">
      <style:text-properties fo:font-size="10.00pt" fo:font-weight="bold" fo:font-family="Monospace" style:font-family-asian="Monospace" style:font-family-complex="Monospace" fo:background-color="transparent" fo:color="#800000"/>
    </style:style>
    <style:style style:name="T55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56" style:family="text">
      <style:text-properties fo:font-size="10.00pt" fo:font-weight="normal" fo:font-family="Monospace" style:font-family-asian="Monospace" style:font-family-complex="Monospace" fo:background-color="transparent" fo:color="#000000"/>
    </style:style>
    <style:style style:name="T57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58" style:family="text">
      <style:text-properties fo:font-size="10.00pt" fo:font-weight="bold" fo:font-family="Monospace" style:font-family-asian="Monospace" style:font-family-complex="Monospace" fo:background-color="transparent" fo:color="#800000"/>
    </style:style>
    <style:style style:name="T59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60" style:family="text">
      <style:text-properties fo:font-size="10.00pt" fo:font-weight="bold" fo:font-family="Monospace" style:font-family-asian="Monospace" style:font-family-complex="Monospace" fo:background-color="transparent" fo:color="#800000"/>
    </style:style>
    <style:style style:name="T61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62" style:family="text">
      <style:text-properties fo:font-size="10.00pt" fo:font-weight="normal" fo:font-family="Monospace" style:font-family-asian="Monospace" style:font-family-complex="Monospace" fo:background-color="transparent" fo:color="#000000"/>
    </style:style>
    <style:style style:name="T63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64" style:family="text">
      <style:text-properties fo:font-size="10.00pt" fo:font-weight="bold" fo:font-family="Monospace" style:font-family-asian="Monospace" style:font-family-complex="Monospace" fo:background-color="transparent" fo:color="#800000"/>
    </style:style>
    <style:style style:name="T65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66" style:family="text">
      <style:text-properties fo:font-size="10.00pt" fo:font-weight="normal" fo:font-family="Monospace" style:font-family-asian="Monospace" style:font-family-complex="Monospace" fo:background-color="transparent" fo:color="#000000"/>
    </style:style>
    <style:style style:name="T67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68" style:family="text">
      <style:text-properties fo:font-size="10.00pt" fo:font-weight="normal" fo:font-family="Monospace" style:font-family-asian="Monospace" style:font-family-complex="Monospace" fo:background-color="transparent" fo:color="#000000"/>
    </style:style>
    <style:style style:name="T69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70" style:family="text">
      <style:text-properties fo:font-size="10.00pt" fo:font-weight="bold" fo:font-family="Monospace" style:font-family-asian="Monospace" style:font-family-complex="Monospace" fo:background-color="transparent" fo:color="#800000"/>
    </style:style>
    <style:style style:name="T71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72" style:family="text">
      <style:text-properties fo:font-size="10.00pt" fo:font-weight="bold" fo:font-family="Monospace" style:font-family-asian="Monospace" style:font-family-complex="Monospace" fo:background-color="transparent" fo:color="#800000"/>
    </style:style>
    <style:style style:name="T73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74" style:family="text">
      <style:text-properties fo:font-size="10.00pt" fo:font-weight="normal" fo:font-family="Monospace" style:font-family-asian="Monospace" style:font-family-complex="Monospace" fo:background-color="transparent" fo:color="#000000"/>
    </style:style>
    <style:style style:name="T75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76" style:family="text">
      <style:text-properties fo:font-size="10.00pt" fo:font-weight="normal" fo:font-family="Monospace" style:font-family-asian="Monospace" style:font-family-complex="Monospace" fo:background-color="transparent" fo:color="#ff0000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0.00pt" fo:font-weight="bold" fo:font-family="Monospace" style:font-family-asian="Monospace" style:font-family-complex="Monospace" fo:background-color="transparent" fo:color="#800000"/>
    </style:style>
    <style:style style:name="T79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80" style:family="text">
      <style:text-properties fo:font-size="10.00pt" fo:font-weight="bold" fo:font-family="Monospace" style:font-family-asian="Monospace" style:font-family-complex="Monospace" fo:background-color="transparent" fo:color="#800000"/>
    </style:style>
    <style:style style:name="T81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82" style:family="text">
      <style:text-properties fo:font-size="10.00pt" fo:font-weight="normal" fo:font-family="Monospace" style:font-family-asian="Monospace" style:font-family-complex="Monospace" fo:background-color="transparent" fo:color="#000000"/>
    </style:style>
    <style:style style:name="T83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84" style:family="text">
      <style:text-properties fo:font-size="10.00pt" fo:font-weight="normal" fo:font-family="Monospace" style:font-family-asian="Monospace" style:font-family-complex="Monospace" fo:background-color="transparent" fo:color="#000000"/>
    </style:style>
    <style:style style:name="T85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86" style:family="text">
      <style:text-properties fo:font-size="10.00pt" fo:font-weight="bold" fo:font-family="Monospace" style:font-family-asian="Monospace" style:font-family-complex="Monospace" fo:background-color="transparent" fo:color="#000080"/>
    </style:style>
    <style:style style:name="T87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88" style:family="text">
      <style:text-properties fo:font-size="10.00pt" fo:font-weight="bold" fo:font-family="Monospace" style:font-family-asian="Monospace" style:font-family-complex="Monospace" fo:background-color="transparent" fo:color="#800000"/>
    </style:style>
    <style:style style:name="T89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90" style:family="text">
      <style:text-properties fo:font-size="10.00pt" fo:font-weight="bold" fo:font-family="Monospace" style:font-family-asian="Monospace" style:font-family-complex="Monospace" fo:background-color="transparent" fo:color="#800000"/>
    </style:style>
    <style:style style:name="T91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92" style:family="text">
      <style:text-properties fo:font-size="10.00pt" fo:font-weight="bold" fo:font-family="Monospace" style:font-family-asian="Monospace" style:font-family-complex="Monospace" fo:background-color="transparent" fo:color="#800000"/>
    </style:style>
    <style:style style:name="T93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94" style:family="text">
      <style:text-properties fo:font-size="10.00pt" fo:font-weight="normal" fo:font-family="Monospace" style:font-family-asian="Monospace" style:font-family-complex="Monospace" fo:background-color="transparent" fo:color="#000000"/>
    </style:style>
    <style:style style:name="T95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96" style:family="text">
      <style:text-properties fo:font-size="10.00pt" fo:font-weight="bold" fo:font-family="Monospace" style:font-family-asian="Monospace" style:font-family-complex="Monospace" fo:background-color="transparent" fo:color="#000080"/>
    </style:style>
    <style:style style:name="T97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98" style:family="text">
      <style:text-properties fo:font-size="10.00pt" fo:font-weight="normal" fo:font-family="Monospace" style:font-family-asian="Monospace" style:font-family-complex="Monospace" fo:background-color="transparent" fo:color="#0000ff"/>
    </style:style>
    <style:style style:name="T99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100" style:family="text">
      <style:text-properties fo:font-size="10.00pt" fo:font-weight="normal" fo:font-family="Monospace" style:font-family-asian="Monospace" style:font-family-complex="Monospace" fo:background-color="transparent" fo:color="#000000"/>
    </style:style>
    <style:style style:name="T101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102" style:family="text">
      <style:text-properties fo:font-size="10.00pt" fo:font-weight="bold" fo:font-family="Monospace" style:font-family-asian="Monospace" style:font-family-complex="Monospace" fo:background-color="transparent" fo:color="#000080"/>
    </style:style>
    <style:style style:name="T103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104" style:family="text">
      <style:text-properties fo:font-size="10.00pt" fo:font-weight="normal" fo:font-family="Monospace" style:font-family-asian="Monospace" style:font-family-complex="Monospace" fo:background-color="transparent" fo:color="#0000ff"/>
    </style:style>
    <style:style style:name="T105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106" style:family="text">
      <style:text-properties fo:font-size="10.00pt" fo:font-weight="bold" fo:font-family="Monospace" style:font-family-asian="Monospace" style:font-family-complex="Monospace" fo:background-color="transparent" fo:color="#800000"/>
    </style:style>
    <style:style style:name="T107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108" style:family="text">
      <style:text-properties fo:font-size="10.00pt" fo:font-weight="bold" fo:font-family="Monospace" style:font-family-asian="Monospace" style:font-family-complex="Monospace" fo:background-color="transparent" fo:color="#800000"/>
    </style:style>
    <style:style style:name="T109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110" style:family="text">
      <style:text-properties fo:font-size="10.00pt" fo:font-weight="normal" fo:font-family="Monospace" style:font-family-asian="Monospace" style:font-family-complex="Monospace" fo:background-color="transparent" fo:color="#000000"/>
    </style:style>
    <style:style style:name="T111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112" style:family="text">
      <style:text-properties fo:font-size="10.00pt" fo:font-weight="normal" fo:font-family="Monospace" style:font-family-asian="Monospace" style:font-family-complex="Monospace" fo:background-color="transparent" fo:color="#ff0000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0.00pt" fo:font-weight="bold" fo:font-family="Monospace" style:font-family-asian="Monospace" style:font-family-complex="Monospace" fo:background-color="transparent" fo:color="#800000"/>
    </style:style>
    <style:style style:name="T115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116" style:family="text">
      <style:text-properties fo:font-size="10.00pt" fo:font-weight="bold" fo:font-family="Monospace" style:font-family-asian="Monospace" style:font-family-complex="Monospace" fo:background-color="transparent" fo:color="#800000"/>
    </style:style>
    <style:style style:name="T117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118" style:family="text">
      <style:text-properties fo:font-size="10.00pt" fo:font-weight="bold" fo:font-family="Monospace" style:font-family-asian="Monospace" style:font-family-complex="Monospace" fo:background-color="transparent" fo:color="#800000"/>
    </style:style>
    <style:style style:name="T119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120" style:family="text">
      <style:text-properties fo:font-size="10.00pt" fo:font-weight="normal" fo:font-family="Monospace" style:font-family-asian="Monospace" style:font-family-complex="Monospace" fo:background-color="transparent" fo:color="#000000"/>
    </style:style>
    <style:style style:name="T121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122" style:family="text">
      <style:text-properties fo:font-size="10.00pt" fo:font-weight="bold" fo:font-family="Monospace" style:font-family-asian="Monospace" style:font-family-complex="Monospace" fo:background-color="transparent" fo:color="#000080"/>
    </style:style>
    <style:style style:name="T123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124" style:family="text">
      <style:text-properties fo:font-size="10.00pt" fo:font-weight="normal" fo:font-family="Monospace" style:font-family-asian="Monospace" style:font-family-complex="Monospace" fo:background-color="transparent" fo:color="#0000ff"/>
    </style:style>
    <style:style style:name="T125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126" style:family="text">
      <style:text-properties fo:font-size="10.00pt" fo:font-weight="normal" fo:font-family="Monospace" style:font-family-asian="Monospace" style:font-family-complex="Monospace" fo:background-color="transparent" fo:color="#000000"/>
    </style:style>
    <style:style style:name="T127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128" style:family="text">
      <style:text-properties fo:font-size="10.00pt" fo:font-weight="bold" fo:font-family="Monospace" style:font-family-asian="Monospace" style:font-family-complex="Monospace" fo:background-color="transparent" fo:color="#000080"/>
    </style:style>
    <style:style style:name="T129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130" style:family="text">
      <style:text-properties fo:font-size="10.00pt" fo:font-weight="bold" fo:font-family="Monospace" style:font-family-asian="Monospace" style:font-family-complex="Monospace" fo:background-color="transparent" fo:color="#800000"/>
    </style:style>
    <style:style style:name="T131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132" style:family="text">
      <style:text-properties fo:font-size="10.00pt" fo:font-weight="bold" fo:font-family="Monospace" style:font-family-asian="Monospace" style:font-family-complex="Monospace" fo:background-color="transparent" fo:color="#800000"/>
    </style:style>
    <style:style style:name="T133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134" style:family="text">
      <style:text-properties fo:font-size="10.00pt" fo:font-weight="bold" fo:font-family="Monospace" style:font-family-asian="Monospace" style:font-family-complex="Monospace" fo:background-color="transparent" fo:color="#800000"/>
    </style:style>
    <style:style style:name="T135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136" style:family="text">
      <style:text-properties fo:font-size="10.00pt" fo:font-weight="bold" fo:font-family="Monospace" style:font-family-asian="Monospace" style:font-family-complex="Monospace" fo:background-color="transparent" fo:color="#800000"/>
    </style:style>
    <style:style style:name="T137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138" style:family="text">
      <style:text-properties fo:font-size="10.00pt" fo:font-weight="bold" fo:font-family="Monospace" style:font-family-asian="Monospace" style:font-family-complex="Monospace" fo:background-color="transparent" fo:color="#800000"/>
    </style:style>
    <style:style style:name="T139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140" style:family="text">
      <style:text-properties fo:font-size="10.00pt" fo:font-weight="normal" fo:font-family="Monospace" style:font-family-asian="Monospace" style:font-family-complex="Monospace" fo:background-color="transparent" fo:color="#000000"/>
    </style:style>
    <style:style style:name="T141" style:family="text">
      <style:text-properties fo:font-size="10.00pt" fo:font-weight="normal" fo:font-family="Monospace" style:font-family-asian="Monospace" style:font-family-complex="Monospace" fo:background-color="transparent" fo:color="#31363b"/>
    </style:style>
    <style:style style:name="T142" style:family="text">
      <style:text-properties fo:font-size="10.00pt" fo:font-weight="normal" fo:font-family="Monospace" style:font-family-asian="Monospace" style:font-family-complex="Monospace" fo:background-color="transparent" fo:color="#ff0000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2">Make an E-commerce Website for Sporty Shoes</text:span></text:p>
      <text:p text:style-name="P1"><text:span text:style-name="T3"/></text:p>
      <text:p text:style-name="P1"><text:span text:style-name="T4">Used Libraries:</text:span></text:p>
      <text:p text:style-name="P1"><text:span text:style-name="T4">Spring Boot Web</text:span></text:p>
      <text:p text:style-name="P1"><text:span text:style-name="T4">Spring Boot JDBC</text:span></text:p>
      <text:p text:style-name="P1"><text:span text:style-name="T4">Thymeleaf</text:span></text:p>
      <text:p text:style-name="P1"><text:span text:style-name="T4">Java 11</text:span></text:p>
      <text:p text:style-name="P1"><text:span text:style-name="T5"/></text:p>
      <text:p text:style-name="P1"><text:span text:style-name="T6">The site has an admin login page. </text:span></text:p>
      <text:p text:style-name="P1"><text:span text:style-name="T6">The admin is able to change the password. </text:span></text:p>
      <text:p text:style-name="P1"><text:span text:style-name="T6">Users can be listed</text:span></text:p>
      <text:p text:style-name="P1"><text:span text:style-name="T6">Users can be searched</text:span></text:p>
      <text:p text:style-name="P1"><text:span text:style-name="T6">Products can be managed and categorized. Adding and deletion of products is possible.</text:span></text:p>
      <text:p text:style-name="P1"><text:span text:style-name="T6">Products can be listed</text:span></text:p>
      <text:p text:style-name="P1"><text:span text:style-name="T6">Purchases can be searched by Date and Category.</text:span></text:p>
      <text:p text:style-name="P1"><text:span text:style-name="T7"/></text:p>
      <text:p text:style-name="P1"><text:span text:style-name="T8">The database has to be set up manually. It’s not possible to add users or purchases in the Application.</text:span></text:p>
      <text:p text:style-name="P1"><text:span text:style-name="T9"/></text:p>
      <text:p text:style-name="P1"><text:span text:style-name="T10">create</text:span><text:span text:style-name="T11"><text:s/></text:span><text:span text:style-name="T12">table</text:span><text:span text:style-name="T13"><text:s/></text:span><text:span text:style-name="T14">purchase</text:span><text:span text:style-name="T15">(</text:span><text:span text:style-name="T16">id</text:span><text:span text:style-name="T17"><text:s/></text:span><text:span text:style-name="T18">int</text:span><text:span text:style-name="T19"><text:s/></text:span><text:span text:style-name="T20">not</text:span><text:span text:style-name="T21"><text:s/></text:span><text:span text:style-name="T22">null</text:span><text:span text:style-name="T23"><text:s/></text:span><text:span text:style-name="T24">auto_increment</text:span><text:span text:style-name="T25">,<text:s/></text:span><text:span text:style-name="T26">name_id</text:span><text:span text:style-name="T27"><text:s/></text:span><text:span text:style-name="T28">int</text:span><text:span text:style-name="T29">,<text:s/></text:span><text:span text:style-name="T30">product_id</text:span><text:span text:style-name="T31"><text:s/></text:span><text:span text:style-name="T32">int</text:span><text:span text:style-name="T33">,<text:s text:c="2"/></text:span><text:span text:style-name="T34">ts</text:span><text:span text:style-name="T35"><text:s/></text:span><text:span text:style-name="T36">timestamp</text:span><text:span text:style-name="T37">,</text:span></text:p>
      <text:p text:style-name="P1"><text:span text:style-name="T38">constraint</text:span><text:span text:style-name="T39"><text:s/></text:span><text:span text:style-name="T40">name</text:span><text:span text:style-name="T41"><text:s/></text:span><text:span text:style-name="T42">foreign</text:span><text:span text:style-name="T43"><text:s/></text:span><text:span text:style-name="T44">key</text:span><text:span text:style-name="T45"><text:s/>(</text:span><text:span text:style-name="T46">name_id</text:span><text:span text:style-name="T47">)<text:s/></text:span><text:span text:style-name="T48">references</text:span><text:span text:style-name="T49"><text:s/></text:span><text:span text:style-name="T50">user</text:span><text:span text:style-name="T51">(</text:span><text:span text:style-name="T52">id</text:span><text:span text:style-name="T53">),</text:span></text:p>
      <text:p text:style-name="P1"><text:span text:style-name="T54">constraint</text:span><text:span text:style-name="T55"><text:s/></text:span><text:span text:style-name="T56">product</text:span><text:span text:style-name="T57"><text:s/></text:span><text:span text:style-name="T58">foreign</text:span><text:span text:style-name="T59"><text:s/></text:span><text:span text:style-name="T60">key</text:span><text:span text:style-name="T61"><text:s/>(</text:span><text:span text:style-name="T62">product_id</text:span><text:span text:style-name="T63">)<text:s/></text:span><text:span text:style-name="T64">references</text:span><text:span text:style-name="T65"><text:s/></text:span><text:span text:style-name="T66">product</text:span><text:span text:style-name="T67">(</text:span><text:span text:style-name="T68">id</text:span><text:span text:style-name="T69">),</text:span></text:p>
      <text:p text:style-name="P1"><text:span text:style-name="T70">primary</text:span><text:span text:style-name="T71"><text:s/></text:span><text:span text:style-name="T72">key</text:span><text:span text:style-name="T73"><text:s/>(</text:span><text:span text:style-name="T74">id</text:span><text:span text:style-name="T75">))</text:span><text:span text:style-name="T76">;</text:span></text:p>
      <text:p text:style-name="P1"><text:span text:style-name="T77"/></text:p>
      <text:p text:style-name="P1"><text:span text:style-name="T78">create</text:span><text:span text:style-name="T79"><text:s/></text:span><text:span text:style-name="T80">table</text:span><text:span text:style-name="T81"><text:s/></text:span><text:span text:style-name="T82">product</text:span><text:span text:style-name="T83">(<text:s/></text:span><text:span text:style-name="T84">id</text:span><text:span text:style-name="T85"><text:s/></text:span><text:span text:style-name="T86">int</text:span><text:span text:style-name="T87"><text:s/></text:span><text:span text:style-name="T88">NOT</text:span><text:span text:style-name="T89"><text:s/></text:span><text:span text:style-name="T90">NULL</text:span><text:span text:style-name="T91"><text:s/></text:span><text:span text:style-name="T92">AUTO_INCREMENT</text:span><text:span text:style-name="T93">,</text:span><text:span text:style-name="T94">name</text:span><text:span text:style-name="T95"><text:s/></text:span><text:span text:style-name="T96">varchar</text:span><text:span text:style-name="T97">(</text:span><text:span text:style-name="T98">100</text:span><text:span text:style-name="T99">),<text:s/></text:span><text:span text:style-name="T100">category</text:span><text:span text:style-name="T101"><text:s/></text:span><text:span text:style-name="T102">varchar</text:span><text:span text:style-name="T103">(</text:span><text:span text:style-name="T104">100</text:span><text:span text:style-name="T105">),</text:span></text:p>
      <text:p text:style-name="P1"><text:span text:style-name="T106">primary</text:span><text:span text:style-name="T107"><text:s/></text:span><text:span text:style-name="T108">key</text:span><text:span text:style-name="T109">(</text:span><text:span text:style-name="T110">id</text:span><text:span text:style-name="T111">))</text:span><text:span text:style-name="T112">;</text:span></text:p>
      <text:p text:style-name="P1"><text:span text:style-name="T113"/></text:p>
      <text:p text:style-name="P1"><text:span text:style-name="T114">create</text:span><text:span text:style-name="T115"><text:s/></text:span><text:span text:style-name="T116">table</text:span><text:span text:style-name="T117"><text:s/></text:span><text:span text:style-name="T118">user</text:span><text:span text:style-name="T119">(</text:span><text:span text:style-name="T120">name</text:span><text:span text:style-name="T121"><text:s/></text:span><text:span text:style-name="T122">varchar</text:span><text:span text:style-name="T123">(</text:span><text:span text:style-name="T124">100</text:span><text:span text:style-name="T125">),<text:s/></text:span><text:span text:style-name="T126">id</text:span><text:span text:style-name="T127"><text:s/></text:span><text:span text:style-name="T128">int</text:span><text:span text:style-name="T129"><text:s/></text:span><text:span text:style-name="T130">NOT</text:span><text:span text:style-name="T131"><text:s/></text:span><text:span text:style-name="T132">NULL</text:span><text:span text:style-name="T133"><text:s/></text:span><text:span text:style-name="T134">AUTO_INCREMENT</text:span><text:span text:style-name="T135">,</text:span></text:p>
      <text:p text:style-name="P1"><text:span text:style-name="T136">primary</text:span><text:span text:style-name="T137"><text:s/></text:span><text:span text:style-name="T138">key</text:span><text:span text:style-name="T139">(</text:span><text:span text:style-name="T140">id</text:span><text:span text:style-name="T141">))</text:span><text:span text:style-name="T142">;</text:span></text:p>
      <text:p text:style-name="P1"><text:span text:style-name="T143"/></text:p>
      <text:p text:style-name="P1"><text:span text:style-name="T143"/></text:p>
      <text:p text:style-name="P1"><draw:frame text:anchor-type="as-char" svg:width="72.23mm" svg:height="52.12mm" style:rel-width="scale" style:rel-height="scale"><draw:object-ole xlink:href="OleObj1"/><draw:image xlink:href="ObjectReplacements/OleObj1"/></draw:frame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draw:frame text:anchor-type="as-char" svg:width="107.69mm" svg:height="150.55mm" style:rel-width="scale" style:rel-height="scale"><draw:object-ole xlink:href="OleObj2"/><draw:image xlink:href="ObjectReplacements/OleObj2"/></draw:frame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draw:frame text:anchor-type="as-char" svg:width="107.69mm" svg:height="65.88mm" style:rel-width="scale" style:rel-height="scale"><draw:object-ole xlink:href="OleObj3"/><draw:image xlink:href="ObjectReplacements/OleObj3"/></draw:frame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draw:frame text:anchor-type="as-char" svg:width="51.33mm" svg:height="81.23mm" style:rel-width="scale" style:rel-height="scale"><draw:object-ole xlink:href="OleObj4"/><draw:image xlink:href="ObjectReplacements/OleObj4"/></draw:frame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draw:frame text:anchor-type="as-char" svg:width="64.82mm" svg:height="27.25mm" style:rel-width="scale" style:rel-height="scale"><draw:object-ole xlink:href="OleObj5"/><draw:image xlink:href="ObjectReplacements/OleObj5"/></draw:frame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draw:frame text:anchor-type="as-char" svg:width="77.52mm" svg:height="154.25mm" style:rel-width="scale" style:rel-height="scale"><draw:object-ole xlink:href="OleObj6"/><draw:image xlink:href="ObjectReplacements/OleObj6"/></draw:frame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draw:frame text:anchor-type="as-char" svg:width="93.40mm" svg:height="36.51mm" style:rel-width="scale" style:rel-height="scale"><draw:object-ole xlink:href="OleObj7"/><draw:image xlink:href="ObjectReplacements/OleObj7"/></draw:frame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text:span text:style-name="T143"/></text:p>
      <text:p text:style-name="P1"><draw:frame text:anchor-type="as-char" svg:width="80.70mm" svg:height="62.71mm" style:rel-width="scale" style:rel-height="scale"><draw:object-ole xlink:href="OleObj8"/><draw:image xlink:href="ObjectReplacements/OleObj8"/></draw:frame><text:span text:style-name="T143"/></text:p>
      <text:p text:style-name="P1"><text:span text:style-name="T14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